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362cm"/>
    </style:style>
    <style:style style:name="co18" style:family="table-column">
      <style:table-column-properties fo:break-before="page" style:column-width="1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099cm"/>
    </style:style>
    <style:style style:name="co20" style:family="table-column">
      <style:table-column-properties fo:break-before="auto" style:column-width="4.001cm"/>
    </style:style>
    <style:style style:name="co21" style:family="table-column">
      <style:table-column-properties fo:break-before="auto" style:column-width="2.401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ro8" style:family="table-row">
      <style:table-row-properties style:row-height="0.469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46cm" fo:break-before="auto" style:use-optimal-row-height="fals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24" style:family="table" style:master-page-name="PageStyle_5f_01a_20_démolition">
      <style:table-properties table:display="true" style:writing-mode="lr-tb"/>
    </style:style>
    <style:style style:name="ta25" style:family="table" style:master-page-name="PageStyle_5f_01b_20_VRD">
      <style:table-properties table:display="true" style:writing-mode="lr-tb"/>
    </style:style>
    <style:style style:name="ta8" style:family="table" style:master-page-name="PageStyle_5f_02_20_charpente_20_metallique_20_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1" style:family="table" style:master-page-name="PageStyle_5f_05_20_menuiserie_20_metalliqu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style:style style:name="ta23" style:family="table" style:master-page-name="PageStyle_5f_00b_20_récapitulatif_20_lots_20_-_20_MOe_20__26__20_offres_20_entreprises">
      <style:table-properties table:display="true" style:writing-mode="lr-tb"/>
    </style:style>
    <style:style style:name="ta26" style:family="table" style:master-page-name="PageStyle_5f_01c_20_gros_20_oeuvre">
      <style:table-properties table:display="true" style:writing-mode="lr-tb"/>
    </style:style>
    <style:style style:name="ta27" style:family="table" style:master-page-name="PageStyle_5f_11_20_plomberie">
      <style:table-properties table:display="true" style:writing-mode="lr-tb"/>
    </style:style>
    <style:style style:name="ta28" style:family="table" style:master-page-name="PageStyle_5f_13_20_electricité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99"/>
    </style:style>
    <style:style style:name="ce183" style:family="table-cell" style:parent-style-name="Default">
      <style:table-cell-properties fo:background-color="#3deb3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"/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0"/>
    <style:style style:name="ce163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90" style:family="table-cell" style:parent-style-name="Default" style:data-style-name="N2"/>
    <style:style style:name="ce191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82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88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/>
    </style:style>
    <style:style style:name="ce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0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2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28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9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3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47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2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166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 style:data-style-name="N11">
      <style:table-cell-properties style:diagonal-bl-tr="none" style:diagonal-tl-br="none" fo:border="none" style:rotation-align="none"/>
    </style:style>
    <style:style style:name="ce175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113"/>
    <style:style style:name="ce18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1.6131">
            <text:p>89 561,61 €</text:p>
          </table:table-cell>
          <table:table-cell table:formula="of:=[.C9]*0.085" office:value-type="currency" office:currency="EUR" office:value="7612.7371135">
            <text:p>7 612,74 €</text:p>
          </table:table-cell>
          <table:table-cell table:formula="of:=[.D9]+[.C9]" office:value-type="currency" office:currency="EUR" office:value="97174.3502135">
            <text:p>97 174,35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2.8084193">
            <text:p>743 942,81 €</text:p>
          </table:table-cell>
          <table:table-cell table:style-name="ce13" table:formula="of:=SUM([.C5:.C42])" office:value-type="currency" office:currency="EUR" office:value="685661.57458">
            <text:p>685 661,57 €</text:p>
          </table:table-cell>
          <table:table-cell table:style-name="ce23" table:formula="of:=[.F44]-650000" office:value-type="currency" office:currency="EUR" office:value="35661.57458">
            <text:p>35 661,57 €</text:p>
          </table:table-cell>
          <table:table-cell table:style-name="ce26" table:formula="of:=[.F44]/650000-1" office:value-type="percentage" office:value="0.0548639608923076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2.8084193">
            <text:p>743 942,81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1.57458000001">
            <text:p>3 161,57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0a récapitulatif corps d état_options-variantes MOe" table:style-name="ta2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1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1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</table:table>
      <table:table table:name="00b récapitulatif lots - MOe &amp; offres entreprises" table:style-name="ta23" table:print-ranges="'00b récapitulatif lots - MOe &amp; offres entreprises'.A2:'00b récapitulatif lots - MOe &amp; offres entreprises'.Q106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7" table:default-cell-style-name="ce58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156"/>
          <table:table-cell table:style-name="ce171"/>
          <table:table-cell table:number-columns-repeated="1019"/>
        </table:table-row>
        <table:table-row table:style-name="ro1">
          <table:table-cell table:style-name="ce156" table:number-columns-repeated="4"/>
          <table:table-cell table:style-name="ce171"/>
          <table:table-cell table:number-columns-repeated="1019"/>
        </table:table-row>
        <table:table-row table:style-name="ro9">
          <table:table-cell table:style-name="ce157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172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174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174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174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174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174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174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174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163"/>
          <table:table-cell table:style-name="ce159"/>
          <table:table-cell table:style-name="ce44"/>
          <table:table-cell table:style-name="ce51"/>
          <table:table-cell table:style-name="ce173"/>
          <table:table-cell table:style-name="ce51"/>
          <table:table-cell table:style-name="ce173"/>
          <table:table-cell table:style-name="ce51"/>
          <table:table-cell table:style-name="ce173"/>
          <table:table-cell table:style-name="ce51"/>
          <table:table-cell table:style-name="ce173"/>
          <table:table-cell table:style-name="ce51"/>
          <table:table-cell table:style-name="ce173"/>
          <table:table-cell table:style-name="ce51"/>
          <table:table-cell table:style-name="ce173"/>
          <table:table-cell table:style-name="ce51"/>
          <table:table-cell table:style-name="ce173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165" table:formula="of:=[.C5]" office:value-type="currency" office:currency="EUR" office:value="130657.42805">
            <text:p>130 657,43 €</text:p>
          </table:table-cell>
          <table:table-cell table:style-name="ce165" table:formula="of:=[.D5]" office:value-type="currency" office:currency="EUR" office:value="144737.27029">
            <text:p>144 737,27 €</text:p>
          </table:table-cell>
          <table:table-cell table:style-name="ce175" table:formula="of:=[.D7]/[.C7]-1" office:value-type="percentage" office:value="0.107761513831513">
            <text:p>10,78%</text:p>
          </table:table-cell>
          <table:table-cell table:style-name="ce165" table:formula="of:=[.F5]" office:value-type="currency" office:currency="EUR" office:value="232880.55217">
            <text:p>232 880,55 €</text:p>
          </table:table-cell>
          <table:table-cell table:style-name="ce175" table:formula="of:=[.F7]/[.C7]-1" office:value-type="percentage" office:value="0.782375144265669">
            <text:p>78,24%</text:p>
          </table:table-cell>
          <table:table-cell table:style-name="ce165" table:formula="of:=[.H5]" office:value-type="currency" office:currency="EUR" office:value="139620.9825596">
            <text:p>139 620,98 €</text:p>
          </table:table-cell>
          <table:table-cell table:style-name="ce175" table:formula="of:=[.H7]/[.C7]-1" office:value-type="percentage" office:value="0.0686034819709587">
            <text:p>6,86%</text:p>
          </table:table-cell>
          <table:table-cell table:style-name="ce165" table:formula="of:=[.J5]" office:value-type="currency" office:currency="EUR" office:value="200875.822633">
            <text:p>200 875,82 €</text:p>
          </table:table-cell>
          <table:table-cell table:style-name="ce175" table:formula="of:=[.J7]/[.C7]-1" office:value-type="percentage" office:value="0.537423670670517">
            <text:p>53,74%</text:p>
          </table:table-cell>
          <table:table-cell table:style-name="ce165" table:formula="of:=[.L5]" office:value-type="currency" office:currency="EUR" office:value="205958.0064946">
            <text:p>205 958,01 €</text:p>
          </table:table-cell>
          <table:table-cell table:style-name="ce175" table:formula="of:=[.L7]/[.C7]-1" office:value-type="percentage" office:value="0.576320685080254">
            <text:p>57,63%</text:p>
          </table:table-cell>
          <table:table-cell table:style-name="ce165" table:formula="of:=[.N5]" office:value-type="currency" office:currency="EUR" office:value="225209.37518">
            <text:p>225 209,38 €</text:p>
          </table:table-cell>
          <table:table-cell table:style-name="ce175" table:formula="of:=[.N7]/[.C7]-1" office:value-type="percentage" office:value="0.723663005931946">
            <text:p>72,37%</text:p>
          </table:table-cell>
          <table:table-cell table:style-name="ce165" table:formula="of:=[.P5]" office:value-type="currency" office:currency="EUR" office:value="192841.07952">
            <text:p>192 841,08 €</text:p>
          </table:table-cell>
          <table:table-cell table:style-name="ce175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174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174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174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174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174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174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174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158"/>
          <table:table-cell table:style-name="ce3" office:value-type="string">
            <text:p>RECAP LOT 1 EN OPTION</text:p>
          </table:table-cell>
          <table:table-cell table:style-name="ce165" table:formula="of:=[.C9]" office:value-type="currency" office:currency="EUR" office:value="109356.115">
            <text:p>109 356,12 €</text:p>
          </table:table-cell>
          <table:table-cell table:style-name="ce165" table:formula="of:=[.D9]" office:value-type="currency" office:currency="EUR" office:value="96578.175">
            <text:p>96 578,18 €</text:p>
          </table:table-cell>
          <table:table-cell table:style-name="ce175" table:formula="of:=[.D11]/[.C11]-1" office:value-type="percentage" office:value="-0.11684705514639">
            <text:p>-11,68%</text:p>
          </table:table-cell>
          <table:table-cell table:style-name="ce165" table:formula="of:=[.F9]" office:value-type="currency" office:currency="EUR" office:value="101531.1025">
            <text:p>101 531,10 €</text:p>
          </table:table-cell>
          <table:table-cell table:style-name="ce175" table:formula="of:=[.F11]/[.C11]-1" office:value-type="percentage" office:value="-0.0715553263756673">
            <text:p>-7,16%</text:p>
          </table:table-cell>
          <table:table-cell table:style-name="ce165" table:formula="of:=[.H9]" office:value-type="currency" office:currency="EUR" office:value="83888.3155">
            <text:p>83 888,32 €</text:p>
          </table:table-cell>
          <table:table-cell table:style-name="ce175" table:formula="of:=[.H11]/[.C11]-1" office:value-type="percentage" office:value="-0.232888663793515">
            <text:p>-23,29%</text:p>
          </table:table-cell>
          <table:table-cell table:style-name="ce165" table:formula="of:=[.J9]" office:value-type="currency" office:currency="EUR" office:value="140712.36675">
            <text:p>140 712,37 €</text:p>
          </table:table-cell>
          <table:table-cell table:style-name="ce175" table:formula="of:=[.J11]/[.C11]-1" office:value-type="percentage" office:value="0.286735238811291">
            <text:p>28,67%</text:p>
          </table:table-cell>
          <table:table-cell table:style-name="ce165" table:formula="of:=[.L9]" office:value-type="currency" office:currency="EUR" office:value="112656.0185">
            <text:p>112 656,02 €</text:p>
          </table:table-cell>
          <table:table-cell table:style-name="ce175" table:formula="of:=[.L11]/[.C11]-1" office:value-type="percentage" office:value="0.0301757565180509">
            <text:p>3,02%</text:p>
          </table:table-cell>
          <table:table-cell table:style-name="ce165" table:formula="of:=[.N9]" office:value-type="currency" office:currency="EUR" office:value="160222.57">
            <text:p>160 222,57 €</text:p>
          </table:table-cell>
          <table:table-cell table:style-name="ce175" table:formula="of:=[.N11]/[.C11]-1" office:value-type="percentage" office:value="0.465145044700975">
            <text:p>46,51%</text:p>
          </table:table-cell>
          <table:table-cell table:style-name="ce165" table:formula="of:=[.P9]" office:value-type="currency" office:currency="EUR" office:value="114568.28">
            <text:p>114 568,28 €</text:p>
          </table:table-cell>
          <table:table-cell table:style-name="ce175" table:formula="of:=[.P11]/[.C11]-1" office:value-type="percentage" office:value="0.0476623095105382">
            <text:p>4,77%</text:p>
          </table:table-cell>
          <table:table-cell table:style-name="ce158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9">
          <table:table-cell table:style-name="ce157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68" office:value-type="string">
            <text:p>T.B.P (6)</text:p>
          </table:table-cell>
          <table:table-cell table:style-name="ce172" office:value-type="string">
            <text:p>Rapport Ent / Moe</text:p>
          </table:table-cell>
          <table:table-cell table:style-name="ce168" office:value-type="string">
            <text:p>S2R (9)</text:p>
          </table:table-cell>
          <table:table-cell table:style-name="ce172" office:value-type="string">
            <text:p>Rapport Ent / Moe</text:p>
          </table:table-cell>
          <table:table-cell table:style-name="ce168" office:value-type="string">
            <text:p>SIOU (11)</text:p>
          </table:table-cell>
          <table:table-cell table:style-name="ce172" office:value-type="string">
            <text:p>Rapport Ent / Moe</text:p>
          </table:table-cell>
          <table:table-cell table:style-name="ce168" office:value-type="string">
            <text:p>STIGMA (13)</text:p>
          </table:table-cell>
          <table:table-cell table:style-name="ce172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4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4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0.2185">
            <text:p>87 740,22 €</text:p>
          </table:table-cell>
          <table:table-cell table:style-name="ce174" table:formula="of:=[.H17]/[.C17]-1" office:value-type="percentage" office:value="0.12974406973687">
            <text:p>12,97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4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1.6131">
            <text:p>89 561,61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4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4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49.551235">
            <text:p>137 549,55 €</text:p>
          </table:table-cell>
          <table:table-cell table:style-name="ce174" table:formula="of:=[.H18]/[.C18]-1" office:value-type="percentage" office:value="0.53580922087032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4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166" table:formula="of:=[.C17]+[.C18]" office:value-type="currency" office:currency="EUR" office:value="167225.414">
            <text:p>167 225,41 €</text:p>
          </table:table-cell>
          <table:table-cell table:style-name="ce166" table:formula="of:=[.D17]+[.D18]" office:value-type="currency" office:currency="EUR" office:value="0">
            <text:p>#NOM ?</text:p>
          </table:table-cell>
          <table:table-cell table:style-name="ce175" table:formula="of:=[.D20]/[.C20]-1" office:value-type="percentage" office:value="0">
            <text:p>#NOM ?</text:p>
          </table:table-cell>
          <table:table-cell table:style-name="ce166" table:formula="of:=[.F17]+[.F18]" office:value-type="currency" office:currency="EUR" office:value="0">
            <text:p>#NOM ?</text:p>
          </table:table-cell>
          <table:table-cell table:style-name="ce175" table:formula="of:=[.F20]/[.C20]-1" office:value-type="percentage" office:value="0">
            <text:p>#NOM ?</text:p>
          </table:table-cell>
          <table:table-cell table:style-name="ce166" table:formula="of:=[.H17]+[.H18]" office:value-type="currency" office:currency="EUR" office:value="225289.769735">
            <text:p>225 289,77 €</text:p>
          </table:table-cell>
          <table:table-cell table:style-name="ce175" table:formula="of:=[.H20]/[.C20]-1" office:value-type="percentage" office:value="0.347222077949229">
            <text:p>34,72%</text:p>
          </table:table-cell>
          <table:table-cell table:style-name="ce166" table:formula="of:=[.J17]+[.J18]" office:value-type="currency" office:currency="EUR" office:value="0">
            <text:p>#NOM ?</text:p>
          </table:table-cell>
          <table:table-cell table:style-name="ce175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174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4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174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4" table:formula="of:=[.J22]/[.C22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4" table:formula="of:=[.D23]/[.C23]-1" office:value-type="percentage" office:value="0">
            <text:p>#NOM ?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4" table:formula="of:=[.F23]/[.C23]-1" office:value-type="percentage" office:value="0">
            <text:p>#NOM ?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174" table:formula="of:=[.H23]/[.C23]-1" office:value-type="percentage" office:value="-0.347619047619047">
            <text:p>-34,76%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4" table:formula="of:=[.J23]/[.C23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166" table:formula="of:=[.C22]+[.C23]" office:value-type="currency" office:currency="EUR" office:value="9747.36">
            <text:p>9 747,36 €</text:p>
          </table:table-cell>
          <table:table-cell table:style-name="ce166" table:formula="of:=[.D22]+[.D23]" office:value-type="currency" office:currency="EUR" office:value="0">
            <text:p>#NOM ?</text:p>
          </table:table-cell>
          <table:table-cell table:style-name="ce175" table:formula="of:=[.D25]/[.C25]-1" office:value-type="percentage" office:value="0">
            <text:p>#NOM ?</text:p>
          </table:table-cell>
          <table:table-cell table:style-name="ce166" table:formula="of:=[.F22]+[.F23]" office:value-type="currency" office:currency="EUR" office:value="0">
            <text:p>#NOM ?</text:p>
          </table:table-cell>
          <table:table-cell table:style-name="ce175" table:formula="of:=[.F25]/[.C25]-1" office:value-type="percentage" office:value="0">
            <text:p>#NOM ?</text:p>
          </table:table-cell>
          <table:table-cell table:style-name="ce166" table:formula="of:=[.H22]+[.H23]" office:value-type="currency" office:currency="EUR" office:value="28285.932">
            <text:p>28 285,93 €</text:p>
          </table:table-cell>
          <table:table-cell table:style-name="ce175" table:formula="of:=[.H25]/[.C25]-1" office:value-type="percentage" office:value="1.9019069778894">
            <text:p>190,19%</text:p>
          </table:table-cell>
          <table:table-cell table:style-name="ce166" table:formula="of:=[.J22]+[.J23]" office:value-type="currency" office:currency="EUR" office:value="0">
            <text:p>#NOM ?</text:p>
          </table:table-cell>
          <table:table-cell table:style-name="ce175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 table:style-name="ro9">
          <table:table-cell table:style-name="ce157" office:value-type="string">
            <text:p>LOT 3</text:p>
          </table:table-cell>
          <table:table-cell table:style-name="ce160"/>
          <table:table-cell table:style-name="ce1" office:value-type="string">
            <text:p>Maîtrise d’œuvre</text:p>
          </table:table-cell>
          <table:table-cell table:style-name="ce168" office:value-type="string">
            <text:p>S2R (9)</text:p>
          </table:table-cell>
          <table:table-cell table:style-name="ce172" office:value-type="string">
            <text:p>Rapport Ent / Moe</text:p>
          </table:table-cell>
          <table:table-cell table:style-name="ce168" office:value-type="string">
            <text:p>CMOI (12)</text:p>
          </table:table-cell>
          <table:table-cell table:style-name="ce172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0.4">
            <text:p>176 270,40 €</text:p>
          </table:table-cell>
          <table:table-cell table:style-name="ce174" table:formula="of:=[.D31]/[.C31]-1" office:value-type="percentage" office:value="0.626253535375089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174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174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174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1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number-columns-repeated="1017"/>
        </table:table-row>
        <table:table-row table:style-name="ro1">
          <table:table-cell/>
          <table:table-cell table:style-name="ce162" office:value-type="string">
            <text:p>RECAP LOT 3 EN <text:s/>BASE</text:p>
          </table:table-cell>
          <table:table-cell table:style-name="ce162" table:formula="of:=[.C31]+[.C32]" office:value-type="currency" office:currency="EUR" office:value="151576.47488">
            <text:p>151 576,47 €</text:p>
          </table:table-cell>
          <table:table-cell table:style-name="ce166" table:formula="of:=[.D31]+[.D32]" office:value-type="currency" office:currency="EUR" office:value="277300.325">
            <text:p>277 300,33 €</text:p>
          </table:table-cell>
          <table:table-cell table:style-name="ce175" table:formula="of:=[.D34]/[.C34]-1" office:value-type="percentage" office:value="0.82944170735949">
            <text:p>82,94%</text:p>
          </table:table-cell>
          <table:table-cell table:style-name="ce166" table:formula="of:=[.F31]+[.F32]" office:value-type="currency" office:currency="EUR" office:value="335326.898">
            <text:p>335 326,90 €</text:p>
          </table:table-cell>
          <table:table-cell table:style-name="ce175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1"/>
          <table:table-cell table:style-name="ce44" table:number-columns-repeated="2"/>
          <table:table-cell table:style-name="ce173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6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174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174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174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4 EN TRAVAUX DE BASE</text:p>
            </table:table-cell>
            <table:table-cell table:style-name="ce162" table:formula="of:=[.C39]" office:value-type="currency" office:currency="EUR" office:value="65414.2">
              <text:p>65 414,20 €</text:p>
            </table:table-cell>
            <table:table-cell table:style-name="ce162" table:formula="of:=[.D39]" office:value-type="currency" office:currency="EUR" office:value="119783.062">
              <text:p>119 783,06 €</text:p>
            </table:table-cell>
            <table:table-cell table:style-name="ce175" table:formula="of:=[.D41]/[.C41]-1" office:value-type="percentage" office:value="0.831147701875128">
              <text:p>83,11%</text:p>
            </table:table-cell>
            <table:table-cell table:style-name="ce162" table:formula="of:=[.F39]" office:value-type="currency" office:currency="EUR" office:value="116345.7974">
              <text:p>116 345,80 €</text:p>
            </table:table-cell>
            <table:table-cell table:style-name="ce175" table:formula="of:=[.G39]" office:value-type="percentage" office:value="0.77860154828768">
              <text:p>77,86%</text:p>
            </table:table-cell>
            <table:table-cell table:style-name="ce162" table:formula="of:=[.H39]" office:value-type="currency" office:currency="EUR" office:value="95470.849">
              <text:p>95 470,85 €</text:p>
            </table:table-cell>
            <table:table-cell table:style-name="ce175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 office:value-type="string">
              <text:p>NOTES selon règlement de consultation</text:p>
            </table:table-cell>
            <table:table-cell table:style-name="ce167"/>
            <table:table-cell table:style-name="ce167" table:formula="of:=[.H41]/[.D41]*100" office:value-type="float" office:value="79.7031294791913">
              <text:p>79,70</text:p>
            </table:table-cell>
            <table:table-cell table:style-name="ce167"/>
            <table:table-cell table:style-name="ce167" table:formula="of:=[.H41]/[.F41]*100" office:value-type="float" office:value="82.0578406212376">
              <text:p>82,06</text:p>
            </table:table-cell>
            <table:table-cell table:style-name="ce167"/>
            <table:table-cell table:style-name="ce167" office:value-type="float" office:value="100">
              <text:p>100,00</text:p>
            </table:table-cell>
            <table:table-cell table:style-name="ce167"/>
            <table:table-cell table:number-columns-repeated="1015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174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174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174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174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5 EN TRAVAUX DE BASE</text:p>
            </table:table-cell>
            <table:table-cell table:style-name="ce162" table:formula="of:=[.C48]" office:value-type="currency" office:currency="EUR" office:value="10868.16">
              <text:p>10 868,16 €</text:p>
            </table:table-cell>
            <table:table-cell table:style-name="ce162" table:formula="of:=[.D48]" office:value-type="currency" office:currency="EUR" office:value="14482.98">
              <text:p>14 482,98 €</text:p>
            </table:table-cell>
            <table:table-cell table:style-name="ce175" table:formula="of:=[.D50]/[.C50]-1" office:value-type="percentage" office:value="0.332606439360481">
              <text:p>33,26%</text:p>
            </table:table-cell>
            <table:table-cell table:style-name="ce162" table:formula="of:=[.F48]" office:value-type="currency" office:currency="EUR" office:value="14469.18">
              <text:p>14 469,18 €</text:p>
            </table:table-cell>
            <table:table-cell table:style-name="ce175" table:formula="of:=[.G48]" office:value-type="percentage" office:value="0.331336675205371">
              <text:p>33,13%</text:p>
            </table:table-cell>
            <table:table-cell table:style-name="ce162" table:formula="of:=[.H48]" office:value-type="currency" office:currency="EUR" office:value="27070.08">
              <text:p>27 070,08 €</text:p>
            </table:table-cell>
            <table:table-cell table:style-name="ce175" table:formula="of:=[.I48]" office:value-type="percentage" office:value="1.49076936666372">
              <text:p>149,08%</text:p>
            </table:table-cell>
            <table:table-cell table:style-name="ce162" table:formula="of:=[.J48]" office:value-type="currency" office:currency="EUR" office:value="13587.88">
              <text:p>13 587,88 €</text:p>
            </table:table-cell>
            <table:table-cell table:style-name="ce175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 office:value-type="string">
              <text:p>NOTES selon règlement de consultation</text:p>
            </table:table-cell>
            <table:table-cell table:style-name="ce167"/>
            <table:table-cell table:style-name="ce167" table:formula="of:=[.J50]/[.D50]*100" office:value-type="float" office:value="93.8196420902328">
              <text:p>93,82</text:p>
            </table:table-cell>
            <table:table-cell table:style-name="ce167"/>
            <table:table-cell table:style-name="ce167" table:formula="of:=[.J50]/[.F50]*100" office:value-type="float" office:value="93.9091227008027">
              <text:p>93,91</text:p>
            </table:table-cell>
            <table:table-cell table:style-name="ce167"/>
            <table:table-cell table:style-name="ce167" table:formula="of:=[.J50]/[.H50]*100" office:value-type="float" office:value="50.1951970588931">
              <text:p>50,20</text:p>
            </table:table-cell>
            <table:table-cell table:style-name="ce167"/>
            <table:table-cell table:style-name="ce167" office:value-type="float" office:value="100">
              <text:p>100,00</text:p>
            </table:table-cell>
            <table:table-cell table:style-name="ce167"/>
            <table:table-cell table:number-columns-repeated="1013"/>
          </table:table-row>
        </table:table-row-group>
        <table:table-row table:style-name="ro1" table:number-rows-repeated="2">
          <table:table-cell table:style-name="ce163"/>
          <table:table-cell table:style-name="ce161"/>
          <table:table-cell table:style-name="ce44" table:number-columns-repeated="2"/>
          <table:table-cell table:style-name="ce173"/>
          <table:table-cell table:number-columns-repeated="1019"/>
        </table:table-row>
        <table:table-row table:style-name="ro9">
          <table:table-cell table:style-name="ce157" office:value-type="string">
            <text:p>LOT</text:p>
          </table:table-cell>
          <table:table-cell table:style-name="ce160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172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161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174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174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174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174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/>
          <table:table-cell table:style-name="ce162" office:value-type="string">
            <text:p>RECAP LOT 6 EN BASE</text:p>
          </table:table-cell>
          <table:table-cell table:style-name="ce162" table:formula="of:=[.C57]" office:value-type="currency" office:currency="EUR" office:value="30836.4">
            <text:p>30 836,40 €</text:p>
          </table:table-cell>
          <table:table-cell table:style-name="ce162" table:formula="of:=[.D57]" office:value-type="currency" office:currency="EUR" office:value="40651.16">
            <text:p>40 651,16 €</text:p>
          </table:table-cell>
          <table:table-cell table:style-name="ce175" table:formula="of:=[.D59]/[.C59]-1" office:value-type="percentage" office:value="0.318284884098014">
            <text:p>31,83%</text:p>
          </table:table-cell>
          <table:table-cell table:style-name="ce162" table:formula="of:=[.F57]" office:value-type="currency" office:currency="EUR" office:value="34944">
            <text:p>34 944,00 €</text:p>
          </table:table-cell>
          <table:table-cell table:style-name="ce175" table:formula="of:=[.F59]/[.C59]-1" office:value-type="percentage" office:value="0.133206210841732">
            <text:p>13,32%</text:p>
          </table:table-cell>
          <table:table-cell table:style-name="ce162" table:formula="of:=[.H57]" office:value-type="currency" office:currency="EUR" office:value="42210">
            <text:p>42 210,00 €</text:p>
          </table:table-cell>
          <table:table-cell table:style-name="ce175" table:formula="of:=[.H59]/[.C59]-1" office:value-type="percentage" office:value="0.368836829201852">
            <text:p>36,88%</text:p>
          </table:table-cell>
          <table:table-cell table:style-name="ce162" table:formula="of:=[.J57]" office:value-type="currency" office:currency="EUR" office:value="41371">
            <text:p>41 371,00 €</text:p>
          </table:table-cell>
          <table:table-cell table:style-name="ce175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174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174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174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174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174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174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174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174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/>
          <table:table-cell table:style-name="ce162" office:value-type="string">
            <text:p>RECAP LOT 6 EN OPTION</text:p>
          </table:table-cell>
          <table:table-cell table:style-name="ce162" table:formula="of:=[.C61]" office:value-type="currency" office:currency="EUR" office:value="21104">
            <text:p>21 104,00 €</text:p>
          </table:table-cell>
          <table:table-cell table:style-name="ce162" table:formula="of:=[.D61]" office:value-type="currency" office:currency="EUR" office:value="26400">
            <text:p>26 400,00 €</text:p>
          </table:table-cell>
          <table:table-cell table:style-name="ce175" table:formula="of:=[.D64]/[.C64]-1" office:value-type="percentage" office:value="0.250947687642153">
            <text:p>25,09%</text:p>
          </table:table-cell>
          <table:table-cell table:style-name="ce162" table:formula="of:=[.F61]" office:value-type="currency" office:currency="EUR" office:value="22840">
            <text:p>22 840,00 €</text:p>
          </table:table-cell>
          <table:table-cell table:style-name="ce175" table:formula="of:=[.F64]/[.C64]-1" office:value-type="percentage" office:value="0.0822592873388932">
            <text:p>8,23%</text:p>
          </table:table-cell>
          <table:table-cell table:style-name="ce162" table:formula="of:=[.H61]" office:value-type="currency" office:currency="EUR" office:value="28000">
            <text:p>28 000,00 €</text:p>
          </table:table-cell>
          <table:table-cell table:style-name="ce175" table:formula="of:=[.H64]/[.C64]-1" office:value-type="percentage" office:value="0.326762699014405">
            <text:p>32,68%</text:p>
          </table:table-cell>
          <table:table-cell table:style-name="ce162" table:formula="of:=[.J61]" office:value-type="currency" office:currency="EUR" office:value="29750">
            <text:p>29 750,00 €</text:p>
          </table:table-cell>
          <table:table-cell table:style-name="ce175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 table:style-name="ro9">
          <table:table-cell table:style-name="ce157" office:value-type="string">
            <text:p>LOT</text:p>
          </table:table-cell>
          <table:table-cell table:style-name="ce160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172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172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161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174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174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174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62" office:value-type="string">
            <text:p>RECAP LOT 7 EN BASE</text:p>
          </table:table-cell>
          <table:table-cell table:style-name="ce162" table:formula="of:=[.C70]" office:value-type="currency" office:currency="EUR" office:value="10155.3854">
            <text:p>10 155,39 €</text:p>
          </table:table-cell>
          <table:table-cell table:style-name="ce162" table:formula="of:=[.D70]" office:value-type="currency" office:currency="EUR" office:value="26071.5">
            <text:p>26 071,50 €</text:p>
          </table:table-cell>
          <table:table-cell table:style-name="ce175" table:formula="of:=[.D72]/[.C72]-1" office:value-type="percentage" office:value="1.56725855032543">
            <text:p>156,73%</text:p>
          </table:table-cell>
          <table:table-cell table:style-name="ce162" table:formula="of:=[.F70]" office:value-type="currency" office:currency="EUR" office:value="10479.02">
            <text:p>10 479,02 €</text:p>
          </table:table-cell>
          <table:table-cell table:style-name="ce175" table:formula="of:=[.F72]/[.C72]-1" office:value-type="percentage" office:value="0.0318682735566098">
            <text:p>3,19%</text:p>
          </table:table-cell>
          <table:table-cell table:style-name="ce162" table:formula="of:=[.H70]" office:value-type="currency" office:currency="EUR" office:value="15940.31">
            <text:p>15 940,31 €</text:p>
          </table:table-cell>
          <table:table-cell table:style-name="ce175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174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174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174" table:formula="of:=[.H74]/[.C74]-1" office:value-type="percentage" office:value="0.818181818181818">
            <text:p>81,82%</text:p>
          </table:table-cell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 table:style-name="ce163"/>
          <table:table-cell table:style-name="ce164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3"/>
        </table:table-row>
        <table:table-row table:style-name="ro1">
          <table:table-cell/>
          <table:table-cell table:style-name="ce162" office:value-type="string">
            <text:p>RECAP LOT 7 EN OPTION</text:p>
          </table:table-cell>
          <table:table-cell table:style-name="ce162" table:formula="of:=[.C74]" office:value-type="currency" office:currency="EUR" office:value="1375">
            <text:p>1 375,00 €</text:p>
          </table:table-cell>
          <table:table-cell table:style-name="ce162" table:formula="of:=[.D74]" office:value-type="currency" office:currency="EUR" office:value="5840">
            <text:p>5 840,00 €</text:p>
          </table:table-cell>
          <table:table-cell table:style-name="ce175" table:formula="of:=[.D76]/[.C76]-1" office:value-type="percentage" office:value="3.24727272727273">
            <text:p>324,73%</text:p>
          </table:table-cell>
          <table:table-cell table:style-name="ce162" table:formula="of:=[.F74]" office:value-type="currency" office:currency="EUR" office:value="7083">
            <text:p>7 083,00 €</text:p>
          </table:table-cell>
          <table:table-cell table:style-name="ce175" table:formula="of:=[.F76]/[.C76]-1" office:value-type="percentage" office:value="4.15127272727273">
            <text:p>415,13%</text:p>
          </table:table-cell>
          <table:table-cell table:style-name="ce162" table:formula="of:=[.H74]" office:value-type="currency" office:currency="EUR" office:value="2500">
            <text:p>2 500,00 €</text:p>
          </table:table-cell>
          <table:table-cell table:style-name="ce175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style-name="ce44"/>
          <table:table-cell table:style-name="ce173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number-columns-repeated="1015"/>
          </table:table-row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174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8 EN TRAVAUX DE BASE</text:p>
            </table:table-cell>
            <table:table-cell table:style-name="ce162" table:formula="of:=[.C81]" office:value-type="currency" office:currency="EUR" office:value="17988.25625">
              <text:p>17 988,26 €</text:p>
            </table:table-cell>
            <table:table-cell table:style-name="ce162" table:formula="of:=[.D81]" office:value-type="currency" office:currency="EUR" office:value="23791.4685">
              <text:p>23 791,47 €</text:p>
            </table:table-cell>
            <table:table-cell table:style-name="ce175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174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174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8 EN OPTION</text:p>
            </table:table-cell>
            <table:table-cell table:style-name="ce162" table:formula="of:=[.C85]+[.C86]" office:value-type="currency" office:currency="EUR" office:value="18944.78">
              <text:p>18 944,78 €</text:p>
            </table:table-cell>
            <table:table-cell table:style-name="ce162" table:formula="of:=[.D85]+[.D86]" office:value-type="currency" office:currency="EUR" office:value="24361.437">
              <text:p>24 361,44 €</text:p>
            </table:table-cell>
            <table:table-cell table:style-name="ce175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174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9 EN TRAVAUX DE BASE</text:p>
            </table:table-cell>
            <table:table-cell table:style-name="ce162" table:formula="of:=[.C93]" office:value-type="currency" office:currency="EUR" office:value="18221.296">
              <text:p>18 221,30 €</text:p>
            </table:table-cell>
            <table:table-cell table:style-name="ce162" table:formula="of:=[.D93]" office:value-type="currency" office:currency="EUR" office:value="23487.454">
              <text:p>23 487,45 €</text:p>
            </table:table-cell>
            <table:table-cell table:style-name="ce175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174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9 EN OPTION</text:p>
            </table:table-cell>
            <table:table-cell table:style-name="ce162" table:formula="of:=[.C97]" office:value-type="currency" office:currency="EUR" office:value="11840">
              <text:p>11 840,00 €</text:p>
            </table:table-cell>
            <table:table-cell table:style-name="ce170" table:formula="of:=[.D97]" office:value-type="currency" office:currency="FRF" office:value="5624">
              <text:p>5 624,00 FRF</text:p>
            </table:table-cell>
            <table:table-cell table:style-name="ce175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 table:style-name="ro9">
          <table:table-cell table:style-name="ce157" office:value-type="string">
            <text:p>LOT</text:p>
          </table:table-cell>
          <table:table-cell table:style-name="ce160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176" office:value-type="string">
            <text:p>Rapport Ent / Moe</text:p>
          </table:table-cell>
          <table:table-cell table:style-name="ce168" office:value-type="string">
            <text:p>S2R (9)</text:p>
          </table:table-cell>
          <table:table-cell table:style-name="ce176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1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174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174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style-name="ce44"/>
          <table:table-cell table:style-name="ce173"/>
          <table:table-cell table:number-columns-repeated="1017"/>
        </table:table-row>
        <table:table-row table:style-name="ro1">
          <table:table-cell/>
          <table:table-cell table:style-name="ce162" office:value-type="string">
            <text:p>RECAP LOT 10 EN TRAVAUX DE BASE</text:p>
          </table:table-cell>
          <table:table-cell table:style-name="ce162" table:formula="of:=[.C104]" office:value-type="currency" office:currency="EUR" office:value="10173.4">
            <text:p>10 173,40 €</text:p>
          </table:table-cell>
          <table:table-cell table:style-name="ce162" table:formula="of:=[.D104]" office:value-type="currency" office:currency="EUR" office:value="13739.5">
            <text:p>13 739,50 €</text:p>
          </table:table-cell>
          <table:table-cell table:style-name="ce175" table:formula="of:=[.D106]/[.C106]-1" office:value-type="percentage" office:value="0.350531778952956">
            <text:p>35,05%</text:p>
          </table:table-cell>
          <table:table-cell table:style-name="ce162" table:formula="of:=[.F104]" office:value-type="currency" office:currency="EUR" office:value="10414.8">
            <text:p>10 414,80 €</text:p>
          </table:table-cell>
          <table:table-cell table:style-name="ce175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177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174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10 EN OPTION</text:p>
            </table:table-cell>
            <table:table-cell table:style-name="ce162" table:number-columns-repeated="2"/>
            <table:table-cell table:style-name="ce175"/>
            <table:table-cell table:number-columns-repeated="1019"/>
          </table:table-row>
        </table:table-row-group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176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174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174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11 EN TRAVAUX DE BASE</text:p>
            </table:table-cell>
            <table:table-cell table:style-name="ce162" table:formula="of:=[.C114]" office:value-type="currency" office:currency="EUR" office:value="30485">
              <text:p>30 485,00 €</text:p>
            </table:table-cell>
            <table:table-cell table:style-name="ce162" table:formula="of:=[.D114]" office:value-type="currency" office:currency="EUR" office:value="32220">
              <text:p>32 220,00 €</text:p>
            </table:table-cell>
            <table:table-cell table:style-name="ce175" table:formula="of:=[.D116]/[.C116]-1" office:value-type="percentage" office:value="0.0569132360177136">
              <text:p>5,69%</text:p>
            </table:table-cell>
            <table:table-cell table:style-name="ce162" table:formula="of:=[.F114]" office:value-type="currency" office:currency="EUR" office:value="31744.66">
              <text:p>31 744,66 €</text:p>
            </table:table-cell>
            <table:table-cell table:style-name="ce175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NOTES selon règlement de consultation</text:p>
            </table:table-cell>
            <table:table-cell table:style-name="ce167"/>
            <table:table-cell table:style-name="ce167" table:formula="of:=[.F116]/[.D116]*100" office:value-type="float" office:value="98.5247051520794">
              <text:p>98,52</text:p>
            </table:table-cell>
            <table:table-cell table:style-name="ce167"/>
            <table:table-cell table:style-name="ce167" office:value-type="float" office:value="100">
              <text:p>100,00</text:p>
            </table:table-cell>
            <table:table-cell table:style-name="ce167"/>
            <table:table-cell table:number-columns-repeated="1017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12">
              <text:p>12</text:p>
            </table:table-cell>
            <table:table-cell table:style-name="ce168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174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12 EN TRAVAUX DE BASE</text:p>
            </table:table-cell>
            <table:table-cell table:style-name="ce162" table:formula="of:=[.C123]" office:value-type="currency" office:currency="EUR" office:value="26500">
              <text:p>26 500,00 €</text:p>
            </table:table-cell>
            <table:table-cell table:style-name="ce162" table:formula="of:=[.D123]" office:value-type="currency" office:currency="EUR" office:value="23130">
              <text:p>23 130,00 €</text:p>
            </table:table-cell>
            <table:table-cell table:style-name="ce175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57" office:value-type="string">
              <text:p>LOT</text:p>
            </table:table-cell>
            <table:table-cell table:style-name="ce160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6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161"/>
            <table:table-cell table:style-name="ce44" table:number-columns-repeated="2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174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174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174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174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174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style-name="ce44"/>
            <table:table-cell table:style-name="ce173"/>
            <table:table-cell table:number-columns-repeated="1011"/>
          </table:table-row>
          <table:table-row table:style-name="ro1" table:visibility="collapse">
            <table:table-cell/>
            <table:table-cell table:style-name="ce162" office:value-type="string">
              <text:p>RECAPITULATIF LOT 13 EN TRAVAUX DE BASE</text:p>
            </table:table-cell>
            <table:table-cell table:style-name="ce162" table:formula="of:=[.C130]" office:value-type="currency" office:currency="EUR" office:value="15560.16">
              <text:p>15 560,16 €</text:p>
            </table:table-cell>
            <table:table-cell table:style-name="ce162" table:formula="of:=[.D130]" office:value-type="currency" office:currency="EUR" office:value="27925.6">
              <text:p>27 925,60 €</text:p>
            </table:table-cell>
            <table:table-cell table:style-name="ce175" table:formula="of:=[.D132]/[.C132]-1" office:value-type="percentage" office:value="0.794685915826058">
              <text:p>79,47%</text:p>
            </table:table-cell>
            <table:table-cell table:style-name="ce162" table:formula="of:=[.F130]" office:value-type="currency" office:currency="EUR" office:value="14299.115">
              <text:p>14 299,12 €</text:p>
            </table:table-cell>
            <table:table-cell table:style-name="ce175" table:formula="of:=[.F132]/[.C132]-1" office:value-type="percentage" office:value="-0.0810431897872514">
              <text:p>-8,10%</text:p>
            </table:table-cell>
            <table:table-cell table:style-name="ce162" table:formula="of:=[.H130]" office:value-type="currency" office:currency="EUR" office:value="24551.34">
              <text:p>24 551,34 €</text:p>
            </table:table-cell>
            <table:table-cell table:style-name="ce175" table:formula="of:=[.H132]/[.C132]-1" office:value-type="percentage" office:value="0.577833389888021">
              <text:p>57,78%</text:p>
            </table:table-cell>
            <table:table-cell table:style-name="ce162" table:formula="of:=[.J130]" office:value-type="currency" office:currency="EUR" office:value="14706.72">
              <text:p>14 706,72 €</text:p>
            </table:table-cell>
            <table:table-cell table:style-name="ce175" table:formula="of:=[.J132]/[.C132]-1" office:value-type="percentage" office:value="-0.0548477650615418">
              <text:p>-5,48%</text:p>
            </table:table-cell>
            <table:table-cell table:style-name="ce162" table:formula="of:=[.L130]" office:value-type="currency" office:currency="EUR" office:value="20634.586">
              <text:p>20 634,59 €</text:p>
            </table:table-cell>
            <table:table-cell table:style-name="ce175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 office:value-type="string">
              <text:p>NOTES selon règlement de consultation</text:p>
            </table:table-cell>
            <table:table-cell table:style-name="ce167"/>
            <table:table-cell table:style-name="ce167" table:formula="of:=[.F132]/[.D132]*100" office:value-type="float" office:value="51.2043250637408">
              <text:p>51,20</text:p>
            </table:table-cell>
            <table:table-cell table:style-name="ce167"/>
            <table:table-cell table:style-name="ce167" office:value-type="float" office:value="100">
              <text:p>100,00</text:p>
            </table:table-cell>
            <table:table-cell table:style-name="ce167"/>
            <table:table-cell table:style-name="ce167" table:formula="of:=[.F132]/[.H132]*100" office:value-type="float" office:value="58.2416886410273">
              <text:p>58,24</text:p>
            </table:table-cell>
            <table:table-cell table:style-name="ce167"/>
            <table:table-cell table:style-name="ce167" table:formula="of:=[.F132]/[.J132]*100" office:value-type="float" office:value="97.2284438678373">
              <text:p>97,23</text:p>
            </table:table-cell>
            <table:table-cell table:style-name="ce167"/>
            <table:table-cell table:style-name="ce167" table:formula="of:=[.F132]/[.L132]*100" office:value-type="float" office:value="69.2968349352878">
              <text:p>69,30</text:p>
            </table:table-cell>
            <table:table-cell table:style-name="ce167"/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174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174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174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174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174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3"/>
            <table:table-cell table:number-columns-repeated="1019"/>
          </table:table-row>
          <table:table-row table:style-name="ro1" table:visibility="collapse">
            <table:table-cell/>
            <table:table-cell table:style-name="ce162" office:value-type="string">
              <text:p>RECAPITULATIF LOT 13 EN OPTION</text:p>
            </table:table-cell>
            <table:table-cell table:style-name="ce162" table:formula="of:=[.C136]" office:value-type="currency" office:currency="EUR" office:value="1250.2386">
              <text:p>1 250,24 €</text:p>
            </table:table-cell>
            <table:table-cell table:style-name="ce162" table:formula="of:=[.D136]" office:value-type="currency" office:currency="EUR" office:value="4306.3774">
              <text:p>4 306,38 €</text:p>
            </table:table-cell>
            <table:table-cell table:style-name="ce175" table:formula="of:=[.D138]/[.C138]-1" office:value-type="percentage" office:value="2.44444444444444">
              <text:p>244,44%</text:p>
            </table:table-cell>
            <table:table-cell table:style-name="ce162" table:formula="of:=[.F136]" office:value-type="currency" office:currency="EUR" office:value="1597.5271">
              <text:p>1 597,53 €</text:p>
            </table:table-cell>
            <table:table-cell table:style-name="ce175" table:formula="of:=[.F138]/[.C138]-1" office:value-type="percentage" office:value="0.277777777777778">
              <text:p>27,78%</text:p>
            </table:table-cell>
            <table:table-cell table:style-name="ce162" table:formula="of:=[.H136]" office:value-type="currency" office:currency="EUR" office:value="2917.2234">
              <text:p>2 917,22 €</text:p>
            </table:table-cell>
            <table:table-cell table:style-name="ce175" table:formula="of:=[.H138]/[.C138]-1" office:value-type="percentage" office:value="1.33333333333333">
              <text:p>133,33%</text:p>
            </table:table-cell>
            <table:table-cell table:style-name="ce162" table:formula="of:=[.J136]" office:value-type="currency" office:currency="EUR" office:value="1805.9002">
              <text:p>1 805,90 €</text:p>
            </table:table-cell>
            <table:table-cell table:style-name="ce175" table:formula="of:=[.J138]/[.C138]-1" office:value-type="percentage" office:value="0.444444444444444">
              <text:p>44,44%</text:p>
            </table:table-cell>
            <table:table-cell table:style-name="ce162" table:formula="of:=[.L136]" office:value-type="currency" office:currency="EUR" office:value="2361.5618">
              <text:p>2 361,56 €</text:p>
            </table:table-cell>
            <table:table-cell table:style-name="ce175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3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169" table:number-columns-repeated="2"/>
          <table:table-cell table:style-name="ce17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169" table:number-columns-repeated="2"/>
          <table:table-cell table:style-name="ce178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a récapitulatif corps d état - MOe &amp; offres entreprises" table:style-name="ta4" table:print="false"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1.6131">
            <text:p>89 561,61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1.57458">
            <text:p>685 661,57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1a démolition" table:style-name="ta24" table:print-ranges="'01a démolition'.A1:'01a démolition'.H66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9" table:default-cell-style-name="Default"/>
        <table:table-column-group table:display="false">
          <table:table-column table:style-name="co19" table:visibility="collapse" table:number-columns-repeated="2" table:default-cell-style-name="Default"/>
        </table:table-column-group>
        <table:table-column table:style-name="co19" table:number-columns-repeated="5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1">
            <text:p>100,00%</text:p>
          </table:table-cell>
          <table:table-cell table:style-name="ce12" table:formula="of:=[.H6]*([.J6]-[.I6])" office:value-type="currency" office:currency="EUR" office:value="550">
            <text:p>55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0]*[.D10]" office:value-type="currency" office:currency="EUR" office:value="4213.44">
            <text:p>4 213,4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0]*[.J10]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1]*[.D11]" office:value-type="currency" office:currency="EUR" office:value="2722.32">
            <text:p>2 722,3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1]*[.J11]" office:value-type="currency" office:currency="EUR" office:value="0">
            <text:p>0,00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3</text:p>
          </table:table-cell>
          <table:table-cell table:style-name="ce184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2]*[.J12]" office:value-type="currency" office:currency="EUR" office:value="0">
            <text:p>0,00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4</text:p>
          </table:table-cell>
          <table:table-cell table:style-name="ce184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3]*[.J13]" office:value-type="currency" office:currency="EUR" office:value="0">
            <text:p>0,00 €</text:p>
          </table:table-cell>
          <table:table-cell/>
          <table:table-cell table:style-name="ce182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180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1.1</text:p>
          </table:table-cell>
          <table:table-cell table:style-name="ce181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6]*[.J16]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5">
            <text:p>15,00%</text:p>
          </table:table-cell>
          <table:table-cell table:style-name="ce12" table:formula="of:=[.H17]*[.J17]" office:value-type="currency" office:currency="EUR" office:value="270.693">
            <text:p>270,69 €</text:p>
          </table:table-cell>
          <table:table-cell/>
          <table:table-cell table:style-name="ce183"/>
          <table:table-cell table:number-columns-repeated="2"/>
          <table:table-cell table:style-name="ce81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1.3</text:p>
          </table:table-cell>
          <table:table-cell table:style-name="ce187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18]*[.J18]" office:value-type="currency" office:currency="EUR" office:value="1013.0895">
            <text:p>1 013,09 €</text:p>
          </table:table-cell>
          <table:table-cell office:value-type="string">
            <text:p>dalle local R+1 + dallage escalier+local RDC</text:p>
          </table:table-cell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184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0]*[.J20]" office:value-type="currency" office:currency="EUR" office:value="3272.94">
            <text:p>3 272,94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8">
            <text:p>80,00%</text:p>
          </table:table-cell>
          <table:table-cell table:style-name="ce12" table:formula="of:=[.H21]*[.J21]" office:value-type="currency" office:currency="EUR" office:value="2675.2">
            <text:p>2 675,20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5">
            <text:p>15,00%</text:p>
          </table:table-cell>
          <table:table-cell table:style-name="ce12" table:formula="of:=[.H22]*[.J22]" office:value-type="currency" office:currency="EUR" office:value="878.86875">
            <text:p>878,87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3]*[.J23]" office:value-type="currency" office:currency="EUR" office:value="1166.22">
            <text:p>1 166,22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25">
            <text:p>25,00%</text:p>
          </table:table-cell>
          <table:table-cell table:style-name="ce12" table:formula="of:=[.H24]*[.J24]" office:value-type="currency" office:currency="EUR" office:value="940.5">
            <text:p>940,5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6]*[.J26]" office:value-type="currency" office:currency="EUR" office:value="658.31238">
            <text:p>658,31 €</text:p>
          </table:table-cell>
          <table:table-cell/>
          <table:table-cell table:style-name="ce183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7]*[.J27]" office:value-type="currency" office:currency="EUR" office:value="205.30944">
            <text:p>205,31 €</text:p>
          </table:table-cell>
          <table:table-cell/>
          <table:table-cell table:style-name="ce183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1">
            <text:p>100,00%</text:p>
          </table:table-cell>
          <table:table-cell table:style-name="ce12" table:formula="of:=[.H29]*[.J29]" office:value-type="currency" office:currency="EUR" office:value="4936.0233">
            <text:p>4 936,02 €</text:p>
          </table:table-cell>
          <table:table-cell/>
          <table:table-cell table:style-name="ce183"/>
          <table:table-cell table:number-columns-repeated="2"/>
          <table:table-cell table:style-name="ce81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30]*[.J30]" office:value-type="currency" office:currency="EUR" office:value="646.38">
            <text:p>646,38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174" table:number-columns-repeated="2"/>
          <table:table-cell table:style-name="ce5"/>
          <table:table-cell table:number-columns-repeated="9"/>
        </table:table-row>
        <table:table-row table:style-name="ro4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32]*[.J32]" office:value-type="currency" office:currency="EUR" office:value="848.75166">
            <text:p>848,75 €</text:p>
          </table:table-cell>
          <table:table-cell office:value-type="string">
            <text:p>palier intermédiaire+palier haut+volée escalier*2</text:p>
          </table:table-cell>
          <table:table-cell table:style-name="ce183"/>
          <table:table-cell table:number-columns-repeated="2"/>
          <table:table-cell table:style-name="ce81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5]*[.J35]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6]*[.J36]" office:value-type="currency" office:currency="EUR" office:value="0">
            <text:p>0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5">
            <text:p>50,00%</text:p>
          </table:table-cell>
          <table:table-cell table:style-name="ce12" table:formula="of:=[.H37]*[.J37]" office:value-type="currency" office:currency="EUR" office:value="4740">
            <text:p>4 740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4">
            <text:p>40,00%</text:p>
          </table:table-cell>
          <table:table-cell table:style-name="ce12" table:formula="of:=[.H38]*[.J38]" office:value-type="currency" office:currency="EUR" office:value="396">
            <text:p>396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9]*[.J39]" office:value-type="currency" office:currency="EUR" office:value="0">
            <text:p>0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1]*[.J41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3]*[.J43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7]*[.J47]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5">
            <text:p>15,00%</text:p>
          </table:table-cell>
          <table:table-cell table:style-name="ce12" table:formula="of:=[.H51]*[.J51]" office:value-type="currency" office:currency="EUR" office:value="238.5">
            <text:p>238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8">
            <text:p>80,00%</text:p>
          </table:table-cell>
          <table:table-cell table:style-name="ce12" table:formula="of:=[.H59]*[.J59]" office:value-type="currency" office:currency="EUR" office:value="952">
            <text:p>952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5">
            <text:p>50,00%</text:p>
          </table:table-cell>
          <table:table-cell table:style-name="ce12" table:formula="of:=[.H61]*[.J61]" office:value-type="currency" office:currency="EUR" office:value="395">
            <text:p>395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0.2185">
            <text:p>87 740,22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24233.78803">
            <text:p>24 233,79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4406973687">
            <text:p>112,97%</text:p>
          </table:table-cell>
          <table:table-cell table:style-name="ce58"/>
          <table:table-cell/>
          <table:table-cell table:style-name="ce58" table:formula="of:=[.K65]/[.H65]" office:value-type="percentage" office:value="0.276199312519378">
            <text:p>27,62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1b VRD" table:style-name="ta25" table:print-ranges="'01b VRD'.A1:'01b VRD'.Z232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8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30.62">
            <text:p>530,6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714.34">
            <text:p>3 714,34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4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4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191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191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191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191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191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style-name="Default"/>
          <table:table-cell table:number-columns-repeated="2"/>
          <table:table-cell table:style-name="ce196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5"/>
        </table:table-row>
        <table:table-row table:style-name="ro4"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193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  <table:table-row table:style-name="ro4" table:visibility="collapse"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4"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5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191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96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2"/>
          <table:table-cell table:number-columns-repeated="3"/>
        </table:table-row>
        <table:table-row table:style-name="ro4"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191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191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191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191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191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191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batt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191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1,5</text:p>
          </table:table-cell>
          <table:table-cell table:style-name="ce81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4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191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191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 office:value-type="float" office:value="1098.15">
            <text:p>1 098,15</text:p>
          </table:table-cell>
          <table:table-cell table:number-columns-repeated="4"/>
        </table:table-row>
        <table:table-row table:style-name="ro7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191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-group>
          <table:table-row table:style-name="ro4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7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/>
            <table:table-cell table:style-name="ce95"/>
            <table:table-cell table:number-columns-repeated="4"/>
          </table:table-row>
        </table:table-row-group>
        <table:table-row table:style-name="ro7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191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191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191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191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191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191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191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191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191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7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191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191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191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94.4381">
            <text:p>132 794,4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4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5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96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4"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2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2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2"/>
            <table:table-cell/>
            <table:table-cell table:style-name="ce95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8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5"/>
          <table:table-cell table:number-columns-repeated="5"/>
        </table:table-row>
        <table:table-row table:style-name="ro8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95"/>
          <table:table-cell table:number-columns-repeated="5"/>
        </table:table-row>
        <table:table-row-group>
          <table:table-row table:style-name="ro8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98"/>
            <table:table-cell table:number-columns-repeated="2"/>
          </table:table-row>
        </table:table-row-group>
        <table:table-row table:style-name="ro8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191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8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191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94"/>
          <table:table-cell table:style-name="ce95"/>
          <table:table-cell table:number-columns-repeated="4"/>
        </table:table-row>
        <table:table-row-group>
          <table:table-row table:style-name="ro7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7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1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 table:number-columns-repeated="5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4" table:number-rows-repeated="3">
          <table:table-cell table:number-columns-repeated="38"/>
        </table:table-row>
        <table:table-row table:style-name="ro4">
          <table:table-cell table:number-columns-repeated="3"/>
          <table:table-cell table:style-name="ce90"/>
          <table:table-cell table:number-columns-repeated="3"/>
          <table:table-cell table:style-name="ce92"/>
          <table:table-cell table:number-columns-repeated="9"/>
          <table:table-cell table:style-name="ce90"/>
          <table:table-cell table:number-columns-repeated="20"/>
        </table:table-row>
        <table:table-row table:style-name="ro4" table:number-rows-repeated="1048339">
          <table:table-cell table:number-columns-repeated="38"/>
        </table:table-row>
        <table:table-row table:style-name="ro4">
          <table:table-cell table:number-columns-repeated="38"/>
        </table:table-row>
      </table:table>
      <table:table table:name="01c gros oeuvre" table:style-name="ta26" table:print-ranges="'01c gros oeuvre'.A1:'01c gros oeuvre'.H117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19" table:default-cell-style-name="Default"/>
        <table:table-column-group table:display="false">
          <table:table-column table:style-name="co19" table:visibility="collapse" table:number-columns-repeated="2" table:default-cell-style-name="ce13"/>
        </table:table-column-group>
        <table:table-column table:style-name="co19" table:default-cell-style-name="ce13"/>
        <table:table-column table:style-name="co21" table:default-cell-style-name="ce13"/>
        <table:table-column table:style-name="co19" table:default-cell-style-name="ce13"/>
        <table:table-column-group>
          <table:table-column table:style-name="co19" table:number-columns-repeated="2" table:default-cell-style-name="ce13"/>
          <table:table-column table:style-name="co12" table:number-columns-repeated="8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5">
            <text:p>50,00%</text:p>
          </table:table-cell>
          <table:table-cell table:style-name="ce12" table:formula="of:=[.H5]*([.J5]-[.I5])" office:value-type="currency" office:currency="EUR" office:value="2995">
            <text:p>2 995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">
            <text:p>10,00%</text:p>
          </table:table-cell>
          <table:table-cell table:style-name="ce12" table:formula="of:=[.H6]*([.J6]-[.I6])" office:value-type="currency" office:currency="EUR" office:value="755">
            <text:p>755,0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25">
            <text:p>25,00%</text:p>
          </table:table-cell>
          <table:table-cell table:style-name="ce12" table:formula="of:=[.H7]*([.J7]-[.I7])" office:value-type="currency" office:currency="EUR" office:value="1497.5">
            <text:p>1 497,5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25">
            <text:p>25,00%</text:p>
          </table:table-cell>
          <table:table-cell table:style-name="ce12" table:formula="of:=[.H8]*([.J8]-[.I8])" office:value-type="currency" office:currency="EUR" office:value="997.5">
            <text:p>997,5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1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">
            <text:p>10,00%</text:p>
          </table:table-cell>
          <table:table-cell table:style-name="ce12" table:formula="of:=[.H9]*([.J9]-[.I9])" office:value-type="currency" office:currency="EUR" office:value="119">
            <text:p>119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07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4]*([.J14]-[.I14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5]*([.J15]-[.I15])" office:value-type="currency" office:currency="EUR" office:value="0">
            <text:p>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9]*([.J19]-[.I19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8]*([.J28]-[.I28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1]*([.J31]-[.I31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188"/>
            <table:table-cell table:number-columns-repeated="8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7]*([.J37]-[.I37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8]*([.J38]-[.I38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9]*([.J39]-[.I3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0]*([.J40]-[.I40])" office:value-type="currency" office:currency="EUR" office:value="0">
            <text:p>0,00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88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2]*([.J42]-[.I42])" office:value-type="currency" office:currency="EUR" office:value="0">
            <text:p>0,00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3]*([.J43]-[.I43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4]*([.J44]-[.I44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5]*([.J45]-[.I45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7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88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12*0.16*3.35)*2+1.6*4*1.2*0.2" office:value-type="float" office:value="2.7366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0.992">
            <text:p>820,99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3.6256">
            <text:p>793,6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53]*([.J53]-[.I53])" office:value-type="currency" office:currency="EUR" office:value="0">
            <text:p>0,00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54]*([.J54]-[.I54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53]*30" office:value-type="float" office:value="82.0992">
            <text:p>82,1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0.496">
            <text:p>410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55]*[.D55]" office:value-type="currency" office:currency="EUR" office:value="451.5456">
            <text:p>451,5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55]*([.J55]-[.I55])" office:value-type="currency" office:currency="EUR" office:value="0">
            <text:p>0,00 €</text:p>
          </table:table-cell>
          <table:table-cell table:style-name="ce13" table:formula="of:=[.F53]+[.F54]+[.F55]" office:value-type="currency" office:currency="EUR" office:value="1770.048">
            <text:p>1 770,05 €</text:p>
          </table:table-cell>
          <table:table-cell table:style-name="ce13" table:formula="of:=[.L55]/[.D53]" office:value-type="currency" office:currency="EUR" office:value="646.796071094481">
            <text:p>646,80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0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0.76+7.72)*0.2" office:value-type="float" office:value="3.696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08.8">
            <text:p>1 108,8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1.84">
            <text:p>1 071,8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2]*([.J62]-[.I62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61]*55" office:value-type="float" office:value="203.28">
            <text:p>203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6.4">
            <text:p>1 016,4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63]*[.D63]" office:value-type="currency" office:currency="EUR" office:value="1118.04">
            <text:p>1 118,0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3]*([.J63]-[.I63])" office:value-type="currency" office:currency="EUR" office:value="0">
            <text:p>0,00 €</text:p>
          </table:table-cell>
          <table:table-cell table:style-name="ce13" table:formula="of:=[.F61]+[.F62]+[.F63]" office:value-type="currency" office:currency="EUR" office:value="2541">
            <text:p>2 541,00 €</text:p>
          </table:table-cell>
          <table:table-cell table:style-name="ce13" table:formula="of:=[.L63]/[.D61]" office:value-type="currency" office:currency="EUR" office:value="687.5">
            <text:p>687,50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6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79]*([.J79]-[.I7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0]*([.J80]-[.I80])" office:value-type="currency" office:currency="EUR" office:value="0">
            <text:p>0,0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2]*([.J82]-[.I82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1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3]*([.J83]-[.I83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174" office:value-type="percentage" office:value="0">
              <text:p>0,00%</text:p>
            </table:table-cell>
            <table:table-cell table:style-name="ce174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5]*([.J85]-[.I85])" office:value-type="currency" office:currency="EUR" office:value="0">
            <text:p>0,00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1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9]*([.J89]-[.I89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0]*([.J90]-[.I90])" office:value-type="currency" office:currency="EUR" office:value="0">
            <text:p>0,00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1]*([.J91]-[.I91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2]*([.J92]-[.I92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3]*([.J93]-[.I93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1.6131">
            <text:p>89 561,61 €</text:p>
          </table:table-cell>
          <table:table-cell table:style-name="ce19"/>
          <table:table-cell table:style-name="ce186" table:formula="of:=SUM([.H5:.H97])" office:value-type="currency" office:currency="EUR" office:value="137549.551235">
            <text:p>137 549,55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6364">
            <text:p>6 364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80922087032">
            <text:p>153,58%</text:p>
          </table:table-cell>
          <table:table-cell table:style-name="ce58"/>
          <table:table-cell/>
          <table:table-cell table:style-name="ce58" table:formula="of:=[.K99]/[.H99]" office:value-type="percentage" office:value="0.0462669630170386">
            <text:p>4,63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7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7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185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5" table:formula="of:=SUM([.F110:.F114])" office:value-type="currency" office:currency="EUR" office:value="-4893.84">
            <text:p>-4 893,84 €</text:p>
          </table:table-cell>
          <table:table-cell table:style-name="ce105"/>
          <table:table-cell table:style-name="ce105" table:formula="of:=SUM([.H110:.H114])" office:value-type="currency" office:currency="EUR" office:value="-3192.648">
            <text:p>-3 192,65 €</text:p>
          </table:table-cell>
          <table:table-cell table:style-name="ce105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2 charpente metallique " table:style-name="ta8" table:print-ranges="'02 charpente metallique '.A1:'02 charpente metallique '.J4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12" office:value-type="string" table:number-columns-spanned="2" table:number-rows-spanned="1">
            <text:p>OFFRE SANS DETAIL</text:p>
          </table:table-cell>
          <table:covered-table-cell table:style-name="ce112"/>
          <table:table-cell table:style-name="ce5" table:number-columns-repeated="8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G12]*[.D12]" office:value-type="currency" office:currency="EUR" office:value="60288.1">
            <text:p>60 288,1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4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8]*[.D18]" office:value-type="currency" office:currency="EUR" office:value="5276.8">
            <text:p>5 276,8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08" office:value-type="string">
            <text:p>galvanisation à chaud (S2R)</text:p>
          </table:table-cell>
          <table:table-cell table:style-name="ce109" office:value-type="string">
            <text:p>ft</text:p>
          </table:table-cell>
          <table:table-cell table:style-name="ce110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11" office:value-type="currency" office:currency="EUR" office:value="15850">
            <text:p>15 850,00 €</text:p>
          </table:table-cell>
          <table:table-cell table:style-name="ce12" table:number-columns-repeated="10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4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0.4">
            <text:p>176 270,4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42]/[.F42]" office:value-type="percentage" office:value="1.62625353537509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9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9"/>
        </table:table-row>
        <table:table-row table:style-name="ro1" table:number-rows-repeated="104851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03 couverture" table:style-name="ta9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2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2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17" office:value-type="string">
            <text:p>Ml</text:p>
          </table:table-cell>
          <table:table-cell table:style-name="ce120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2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2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17" office:value-type="string">
            <text:p>Ml</text:p>
          </table:table-cell>
          <table:table-cell table:style-name="ce120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2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2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2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2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2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2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3"/>
          <table:table-cell table:style-name="ce118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18"/>
          <table:table-cell table:style-name="ce51"/>
          <table:table-cell table:style-name="ce44"/>
          <table:table-cell table:style-name="ce32"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0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6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4 etancheite" table:style-name="ta10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5 menuiserie metallique" table:style-name="ta11" table:print-ranges="'05 menuiserie metallique'.A1:'05 menuiserie metallique'.K49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25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39"/>
          <table:table-cell table:style-name="ce118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3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06 menuiserie aluminium" table:style-name="ta12" table:print-ranges="'06 menuiserie aluminium'.A1:'06 menuiserie aluminium'.O3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28" office:value-type="string">
            <text:p>pm</text:p>
          </table:table-cell>
          <table:table-cell table:style-name="Default"/>
          <table:table-cell table:style-name="ce12"/>
          <table:table-cell table:style-name="ce129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1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0" office:value-type="currency" office:currency="EUR" office:value="1750">
            <text:p>1 750,00 €</text:p>
          </table:table-cell>
          <table:table-cell table:style-name="ce134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0" office:value-type="currency" office:currency="EUR" office:value="981">
            <text:p>981,00 €</text:p>
          </table:table-cell>
          <table:table-cell table:style-name="ce134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0" table:formula="of:=(1446+1510)*12" office:value-type="currency" office:currency="EUR" office:value="35472">
            <text:p>35 472,00 €</text:p>
          </table:table-cell>
          <table:table-cell table:style-name="ce134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2"/>
          <table:table-cell table:style-name="ce135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3" table:formula="of:=SUM([.V9:.V20])" office:value-type="currency" office:currency="EUR" office:value="40319">
            <text:p>40 319,00 €</text:p>
          </table:table-cell>
          <table:table-cell table:style-name="ce136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91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3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menuiserie bois" table:style-name="ta13" table:print-ranges="'07 menuiserie bois'.A1:'07 menuiserie bois'.O37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2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2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2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39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07"/>
          <table:table-cell table:style-name="ce137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1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4" table:number-columns-repeated="2"/>
          <table:table-cell/>
          <table:table-cell table:style-name="ce9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38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09a revetements durs" table:style-name="ta15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7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7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4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4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4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88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7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4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5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7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2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7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7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7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1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10 plaques de platre" table:style-name="ta17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3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1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6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6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1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>
            <text:p>(PM : si on enlève le géotextile)</text:p>
          </table:table-cell>
          <table:table-cell table:style-name="ce143"/>
          <table:table-cell table:style-name="ce144"/>
          <table:table-cell table:style-name="ce145"/>
          <table:table-cell table:style-name="ce145" table:formula="of:=[.F28]-[.F23]" office:value-type="currency" office:currency="EUR" office:value="17314.096">
            <text:p>17 314,10 €</text:p>
          </table:table-cell>
          <table:table-cell table:style-name="ce145"/>
          <table:table-cell table:style-name="ce148" table:formula="of:=[.H28]-[.H23]" office:value-type="currency" office:currency="EUR" office:value="15927.454">
            <text:p>15 927,45 €</text:p>
          </table:table-cell>
          <table:table-cell table:style-name="ce149" table:number-columns-repeated="10"/>
          <table:table-cell table:style-name="ce94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146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47"/>
          <table:table-cell table:style-name="ce105" table:formula="of:=SUM([.F34:.F36])" office:value-type="currency" office:currency="EUR" office:value="-9760.8">
            <text:p>-9 760,80 €</text:p>
          </table:table-cell>
          <table:table-cell table:style-name="ce105"/>
          <table:table-cell table:style-name="ce105" table:formula="of:=SUM([.H34:.H36])" office:value-type="currency" office:currency="EUR" office:value="-9272.76">
            <text:p>-9 272,76 €</text:p>
          </table:table-cell>
          <table:table-cell table:style-name="ce105"/>
          <table:table-cell table:style-name="ce105" table:formula="of:=SUM([.J34:.J36])" office:value-type="currency" office:currency="EUR" office:value="-488.04">
            <text:p>-488,04 €</text:p>
          </table:table-cell>
          <table:table-cell table:style-name="ce105"/>
          <table:table-cell table:style-name="ce105" table:formula="of:=SUM([.L34:.L36])" office:value-type="currency" office:currency="EUR" office:value="-732.06">
            <text:p>-732,06 €</text:p>
          </table:table-cell>
          <table:table-cell table:style-name="ce105"/>
          <table:table-cell table:style-name="ce105" table:formula="of:=SUM([.N34:.N36])" office:value-type="currency" office:currency="EUR" office:value="-976.08">
            <text:p>-976,08 €</text:p>
          </table:table-cell>
          <table:table-cell table:style-name="ce105"/>
          <table:table-cell table:style-name="ce105" table:formula="of:=SUM([.P34:.P36])" office:value-type="currency" office:currency="EUR" office:value="-1220.1">
            <text:p>-1 220,10 €</text:p>
          </table:table-cell>
          <table:table-cell table:style-name="ce105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44"/>
          <table:table-cell table:style-name="ce32"/>
          <table:table-cell table:style-name="ce91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plomberie" table:style-name="ta27" table:print-ranges="'11 plomberie'.A1:'11 plomberie'.J108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0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0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0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0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189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4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9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9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9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9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201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9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9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189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2 climatisation" table:style-name="ta19" table:print="false">
        <table:table-column table:style-name="co1" table:default-cell-style-name="ce155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3 electricité" table:style-name="ta28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189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189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189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189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183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189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183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189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3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189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3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189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189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189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189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189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189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189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189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189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189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189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189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189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14 ascenseur" table:style-name="ta21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15 peinture" table:style-name="ta22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4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1" office:value-type="string">
            <text:p>(vérif)</text:p>
          </table:table-cell>
          <table:table-cell table:style-name="ce148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16/05/2014</text:date>, <text:time>12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05-16T12:31:28.59</dc:date>
    <meta:print-date>2013-03-13T23:14:27</meta:print-date>
    <meta:editing-cycles>310</meta:editing-cycles>
    <meta:editing-duration>P13DT1H33M27S</meta:editing-duration>
    <meta:generator>OpenOffice.org/3.4.1$Win32 OpenOffice.org_project/341m1$Build-9593</meta:generator>
    <dc:creator>X D</dc:creator>
    <meta:document-statistic meta:table-count="22" meta:cell-count="12502" meta:object-count="0"/>
  </office:meta>
</office:document-meta>
</file>